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496cm" svg:height="10.784cm" svg:x="14.297cm" svg:y="0.769cm">
            <draw:object draw:notify-on-update-of-ranges="Sheet1.A2:Sheet1.A50 Sheet1.B1:Sheet1.B1 Sheet1.B2:Sheet1.B50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9.004cm" svg:x="1.787cm" svg:y="23.188cm">
            <draw:object draw:notify-on-update-of-ranges="Sheet1.F29:Sheet1.F29 Sheet1.F30:Sheet1.F36 Sheet1.G29:Sheet1.G29 Sheet1.G30:Sheet1.G36 Sheet1.F29:Sheet1.F29 Sheet1.F30:Sheet1.F36 Sheet1.H29:Sheet1.H29 Sheet1.H30:Sheet1.H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9.005cm" svg:x="18.667cm" svg:y="23.083cm">
            <draw:object draw:notify-on-update-of-ranges="Sheet1.F39:Sheet1.F39 Sheet1.F40:Sheet1.F46 Sheet1.G39:Sheet1.G39 Sheet1.G40:Sheet1.G46 Sheet1.F39:Sheet1.F39 Sheet1.F40:Sheet1.F46 Sheet1.H39:Sheet1.H39 Sheet1.H40:Sheet1.H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4259" calcext:value-type="float">
            <text:p>-4259</text:p>
          </table:table-cell>
          <table:table-cell office:value-type="string" calcext:value-type="string">
            <text:p>15-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3599" calcext:value-type="float">
            <text:p>-3599</text:p>
          </table:table-cell>
          <table:table-cell office:value-type="string" calcext:value-type="string">
            <text:p>15-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2430" calcext:value-type="float">
            <text:p>-2430</text:p>
          </table:table-cell>
          <table:table-cell office:value-type="string" calcext:value-type="string">
            <text:p>15-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5-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15-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3590" calcext:value-type="float">
            <text:p>-3590</text:p>
          </table:table-cell>
          <table:table-cell office:value-type="string" calcext:value-type="string">
            <text:p>15-9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253" calcext:value-type="float">
            <text:p>-4253</text:p>
          </table:table-cell>
          <table:table-cell office:value-type="string" calcext:value-type="string">
            <text:p>15-1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7501" calcext:value-type="float">
            <text:p>-7501</text:p>
          </table:table-cell>
          <table:table-cell office:value-type="string" calcext:value-type="string">
            <text:p>30-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6233" calcext:value-type="float">
            <text:p>-6233</text:p>
          </table:table-cell>
          <table:table-cell office:value-type="string" calcext:value-type="string">
            <text:p>30-3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30-4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3435" calcext:value-type="float">
            <text:p>-3435</text:p>
          </table:table-cell>
          <table:table-cell office:value-type="string" calcext:value-type="string">
            <text:p>30-6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30-7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4855" calcext:value-type="float">
            <text:p>-4855</text:p>
          </table:table-cell>
          <table:table-cell office:value-type="string" calcext:value-type="string">
            <text:p>30-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2284" calcext:value-type="float">
            <text:p>-2284</text:p>
          </table:table-cell>
          <table:table-cell office:value-type="string" calcext:value-type="string">
            <text:p>30-1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6266" calcext:value-type="float">
            <text:p>-6266</text:p>
          </table:table-cell>
          <table:table-cell office:value-type="string" calcext:value-type="string">
            <text:p>45-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-3303" calcext:value-type="float">
            <text:p>-3303</text:p>
          </table:table-cell>
          <table:table-cell office:value-type="string" calcext:value-type="string">
            <text:p>45-3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-4144" calcext:value-type="float">
            <text:p>-4144</text:p>
          </table:table-cell>
          <table:table-cell office:value-type="string" calcext:value-type="string">
            <text:p>45-4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-3825" calcext:value-type="float">
            <text:p>-3825</text:p>
          </table:table-cell>
          <table:table-cell office:value-type="string" calcext:value-type="string">
            <text:p>45-6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-4409" calcext:value-type="float">
            <text:p>-4409</text:p>
          </table:table-cell>
          <table:table-cell office:value-type="string" calcext:value-type="string">
            <text:p>45-7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3764" calcext:value-type="float">
            <text:p>-3764</text:p>
          </table:table-cell>
          <table:table-cell office:value-type="string" calcext:value-type="string">
            <text:p>45-9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45-1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60-1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60-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60-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-459" calcext:value-type="float">
            <text:p>-459</text:p>
          </table:table-cell>
          <table:table-cell office:value-type="string" calcext:value-type="string">
            <text:p>60-6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60-7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60-9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60-100</text:p>
          </table:table-cell>
          <table:table-cell/>
          <table:table-cell office:value-type="string" calcext:value-type="string">
            <text:p>Agressivité</text:p>
          </table:table-cell>
          <table:table-cell office:value-type="string" calcext:value-type="string">
            <text:p>Parties gagnées</text:p>
          </table:table-cell>
          <table:table-cell office:value-type="string" calcext:value-type="string">
            <text:p>Argent gagné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75-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-17264" calcext:value-type="float">
            <text:p>-172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75-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24715" calcext:value-type="float">
            <text:p>-247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-637" calcext:value-type="float">
            <text:p>-637</text:p>
          </table:table-cell>
          <table:table-cell office:value-type="string" calcext:value-type="string">
            <text:p>75-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-24842" calcext:value-type="float">
            <text:p>-248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75-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-526" calcext:value-type="float">
            <text:p>-526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882" calcext:value-type="float">
            <text:p>7882</text:p>
          </table:table-cell>
          <table:table-cell table:style-name="ce1" office:value-type="string" calcext:value-type="string">
            <text:p>75-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75-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-14568" calcext:value-type="float">
            <text:p>-145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-1809" calcext:value-type="float">
            <text:p>-1809</text:p>
          </table:table-cell>
          <table:table-cell office:value-type="string" calcext:value-type="string">
            <text:p>75-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-1095" calcext:value-type="float">
            <text:p>-1095</text:p>
          </table:table-cell>
          <table:table-cell office:value-type="string" calcext:value-type="string">
            <text:p>90-1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-2946" calcext:value-type="float">
            <text:p>-2946</text:p>
          </table:table-cell>
          <table:table-cell office:value-type="string" calcext:value-type="string">
            <text:p>90-3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-6576" calcext:value-type="float">
            <text:p>-6576</text:p>
          </table:table-cell>
          <table:table-cell office:value-type="string" calcext:value-type="string">
            <text:p>90-45</text:p>
          </table:table-cell>
          <table:table-cell/>
          <table:table-cell office:value-type="string" calcext:value-type="string">
            <text:p>Rationalité</text:p>
          </table:table-cell>
          <table:table-cell office:value-type="string" calcext:value-type="string">
            <text:p>Parties gagnées</text:p>
          </table:table-cell>
          <table:table-cell office:value-type="string" calcext:value-type="string">
            <text:p>Argent gagné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-4057" calcext:value-type="float">
            <text:p>-4057</text:p>
          </table:table-cell>
          <table:table-cell office:value-type="string" calcext:value-type="string">
            <text:p>90-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-22237" calcext:value-type="float">
            <text:p>-22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90-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1539" calcext:value-type="float">
            <text:p>-115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220" calcext:value-type="float">
            <text:p>-220</text:p>
          </table:table-cell>
          <table:table-cell office:value-type="string" calcext:value-type="string">
            <text:p>90-9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23167" calcext:value-type="float">
            <text:p>-231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-2164" calcext:value-type="float">
            <text:p>-2164</text:p>
          </table:table-cell>
          <table:table-cell office:value-type="string" calcext:value-type="string">
            <text:p>90-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-9572" calcext:value-type="float">
            <text:p>-95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100-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0748" calcext:value-type="float">
            <text:p>107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00-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-10507" calcext:value-type="float">
            <text:p>-105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-6806" calcext:value-type="float">
            <text:p>-6806</text:p>
          </table:table-cell>
          <table:table-cell office:value-type="string" calcext:value-type="string">
            <text:p>100-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-2873" calcext:value-type="float">
            <text:p>-28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100-6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100-7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100-9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100-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8:15:49.310966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8:45:40.690114132</dc:date>
    <meta:generator>LibreOffice/4.2.8.2$Linux_X86_64 LibreOffice_project/420m0$Build-2</meta:generator>
    <meta:editing-duration>PT4M40S</meta:editing-duration>
    <meta:editing-cycles>2</meta:editing-cycles>
    <meta:document-statistic meta:table-count="1" meta:cell-count="2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7cm" svg:height="10.785cm" xlink:href=".." xlink:type="simple" chart:class="chart:scatter" chart:style-name="ch1">
        <chart:legend chart:legend-position="end" svg:x="15.666cm" svg:y="4.844cm" style:legend-expansion="high" chart:style-name="ch2"/>
        <chart:plot-area chart:style-name="ch3" table:cell-range-address="Sheet1.A2:Sheet1.C50 Sheet1.B1:Sheet1.C1" chart:data-source-has-labels="row" svg:x="1.4cm" svg:y="0.215cm" svg:width="13.877cm" svg:height="9.374cm">
          <chartooo:coordinate-region svg:x="2.683cm" svg:y="0.414cm" svg:width="11.972cm" svg:height="8.528cm"/>
          <chart:axis chart:dimension="x" chart:name="primary-x" chart:style-name="ch4">
            <chart:title svg:x="7.566cm" svg:y="9.804cm" chart:style-name="ch5">
              <text:p>Calibrage</text:p>
            </chart:title>
          </chart:axis>
          <chart:axis chart:dimension="y" chart:name="primary-y" chart:style-name="ch6">
            <chart:title svg:x="0.451cm" svg:y="5.383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33">
                <text:p>33</text:p>
                <draw:g>
                  <svg:desc>Sheet1.B2:Sheet1.B50</svg:desc>
                </draw:g>
              </table:table-cell>
              <table:table-cell office:value-type="float" office:value="-4259">
                <text:p>-4259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3599">
                <text:p>-3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4253">
                <text:p>-4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-7501">
                <text:p>-7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-6233">
                <text:p>-6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-3435">
                <text:p>-3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4855">
                <text:p>-4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-2284">
                <text:p>-2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-6266">
                <text:p>-6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-3303">
                <text:p>-3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-4144">
                <text:p>-4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3825">
                <text:p>-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-3764">
                <text:p>-3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-637">
                <text:p>-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-2946">
                <text:p>-2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-6576">
                <text:p>-6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-4057">
                <text:p>-4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-2164">
                <text:p>-2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-6806">
                <text:p>-6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100" chart:interval-major="15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17cm" svg:y="3.954cm" style:legend-expansion="high" chart:style-name="ch2"/>
        <chart:plot-area chart:style-name="ch3" table:cell-range-address="Sheet1.F29:Sheet1.H36" chart:data-source-has-labels="row" svg:x="1.331cm" svg:y="0.18cm" svg:width="10.519cm" svg:height="7.664cm">
          <chartooo:coordinate-region svg:x="2.614cm" svg:y="0.379cm" svg:width="8.614cm" svg:height="6.818cm"/>
          <chart:axis chart:dimension="x" chart:name="primary-x" chart:style-name="ch4">
            <chart:title svg:x="5.739cm" svg:y="8.024cm" chart:style-name="ch5">
              <text:p>Agressivité</text:p>
            </chart:title>
          </chart:axis>
          <chart:axis chart:dimension="y" chart:name="primary-y" chart:style-name="ch6">
            <chart:title svg:x="0.451cm" svg:y="4.493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G30:Sheet1.G36" chart:label-cell-address="Sheet1.G29:Sheet1.G29" chart:class="chart:scatter">
            <chart:domain table:cell-range-address="Sheet1.F30:Sheet1.F36"/>
            <chart:data-point chart:repeated="7"/>
          </chart:series>
          <chart:series chart:attached-axis="primary-y" chart:style-name="ch11" chart:values-cell-range-address="Sheet1.H30:Sheet1.H36" chart:label-cell-address="Sheet1.H29:Sheet1.H29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Parties gagnées</text:p>
                <draw:g>
                  <svg:desc>Sheet1.G29:Sheet1.G29</svg:desc>
                </draw:g>
              </table:table-cell>
              <table:table-cell office:value-type="string">
                <text:p>Argent gagné</text:p>
                <draw:g>
                  <svg:desc>Sheet1.H29:Sheet1.H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F30:Sheet1.F36</svg:desc>
                </draw:g>
              </table:table-cell>
              <table:table-cell office:value-type="float" office:value="27">
                <text:p>27</text:p>
                <draw:g>
                  <svg:desc>Sheet1.G30:Sheet1.G36</svg:desc>
                </draw:g>
              </table:table-cell>
              <table:table-cell office:value-type="float" office:value="-17264">
                <text:p>-17264</text:p>
                <draw:g>
                  <svg:desc>Sheet1.H30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-24715">
                <text:p>-24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-24842">
                <text:p>-24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-14568">
                <text:p>-14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6485">
                <text:p>6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100" chart:interval-major="15" chart:reverse-direction="false" text:line-break="false" chart:label-arrangement="side-by-sid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17cm" svg:y="3.955cm" style:legend-expansion="high" chart:style-name="ch2"/>
        <chart:plot-area chart:style-name="ch3" table:cell-range-address="Sheet1.F39:Sheet1.H46" chart:data-source-has-labels="row" svg:x="1.331cm" svg:y="0.18cm" svg:width="10.519cm" svg:height="7.665cm">
          <chartooo:coordinate-region svg:x="2.614cm" svg:y="0.379cm" svg:width="8.614cm" svg:height="6.819cm"/>
          <chart:axis chart:dimension="x" chart:name="primary-x" chart:style-name="ch4">
            <chart:title svg:x="5.752cm" svg:y="8.025cm" chart:style-name="ch5">
              <text:p>Rationalité</text:p>
            </chart:title>
          </chart:axis>
          <chart:axis chart:dimension="y" chart:name="primary-y" chart:style-name="ch6">
            <chart:title svg:x="0.451cm" svg:y="4.493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G40:Sheet1.G46" chart:label-cell-address="Sheet1.G39:Sheet1.G39" chart:class="chart:scatter">
            <chart:domain table:cell-range-address="Sheet1.F40:Sheet1.F46"/>
            <chart:data-point chart:repeated="7"/>
          </chart:series>
          <chart:series chart:attached-axis="primary-y" chart:style-name="ch11" chart:values-cell-range-address="Sheet1.H40:Sheet1.H46" chart:label-cell-address="Sheet1.H39:Sheet1.H39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Parties gagnées</text:p>
                <draw:g>
                  <svg:desc>Sheet1.G39:Sheet1.G39</svg:desc>
                </draw:g>
              </table:table-cell>
              <table:table-cell office:value-type="string">
                <text:p>Argent gagné</text:p>
                <draw:g>
                  <svg:desc>Sheet1.H39:Sheet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F40:Sheet1.F46</svg:desc>
                </draw:g>
              </table:table-cell>
              <table:table-cell office:value-type="float" office:value="47">
                <text:p>47</text:p>
                <draw:g>
                  <svg:desc>Sheet1.G40:Sheet1.G46</svg:desc>
                </draw:g>
              </table:table-cell>
              <table:table-cell office:value-type="float" office:value="-22237">
                <text:p>-22237</text:p>
                <draw:g>
                  <svg:desc>Sheet1.H40:Sheet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-11539">
                <text:p>-11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23167">
                <text:p>-2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-9572">
                <text:p>-9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  <table:table-cell office:value-type="float" office:value="10748">
                <text:p>10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-10507">
                <text:p>-1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-2873">
                <text:p>-2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